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321b" officeooo:paragraph-rsid="0006321b" style:font-weight-asian="bold" style:font-weight-complex="bold"/>
    </style:style>
    <style:style style:name="P4" style:family="paragraph">
      <loext:graphic-properties draw:fill="none" draw:fill-color="#ffffff"/>
    </style:style>
    <style:style style:name="T1" style:family="text">
      <style:text-properties officeooo:rsid="0006321b"/>
    </style:style>
    <style:style style:name="gr1" style:family="graphic">
      <style:graphic-properties draw:stroke="none" svg:stroke-color="#000000" draw:fill="none" draw:fill-color="#ffffff" fo:min-height="5.35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I in Movies : Heroes or Villains ?</text:h>
      <text:p text:style-name="Standard"/>
      <text:h text:style-name="Heading_20_3" text:outline-level="3">"THE EVOLUTION OF AI IN CINEMA"</text:h>
      <text:p text:style-name="P1">From the terrifying Skynet in Terminator to the loyal JARVIS in Iron Man, artificial intelligence has fascinated moviegoers for decades. While early films often portrayed AI as humanity's greatest threat, modern cinema has shifted towards a more nuanced representation.</text:p>
      <text:p text:style-name="P1"/>
      <text:p text:style-name="P1">In the 1980s and 90s, AI was predominantly depicted as a destructive force. The Terminator franchise introduced Skynet, an AI defense system that becomes self-aware and launches a nuclear war against humanity. This reflected society's deep fears about technological advancement and loss of control.</text:p>
      <text:p text:style-name="P1"/>
      <text:p text:style-name="P1">However, recent films have begun exploring more complex AI characters. JARVIS evolves from a simple assistant to Vision, a conscious being capable of love and sacrifice. Baymax demonstrates how AI could revolutionize healthcare through its dedication to healing and emotional support. Even antagonistic AIs like Ultron raise philosophical questions about humanity's flaws and the nature of peace.</text:p>
      <text:p text:style-name="P1"/>
      <text:p text:style-name="P1">These changing portrayals mirror real-world AI developments. As we interact daily with AI through smartphones and digital assistants, our relationship with artificial intelligence continues to evolve, balancing both opportunities and challenges.</text:p>
      <text:p text:style-name="Standard"/>
      <text:p text:style-name="P2">Questions <text:span text:style-name="T1">(answer in your copybook)</text:span></text:p>
      <text:p text:style-name="Standard"/>
      <text:p text:style-name="Standard">1. How has the representation of AI in movies changed over time?</text:p>
      <text:p text:style-name="Standard">2. Explain how JARVIS and Skynet represent opposite views of AI.</text:p>
      <text:p text:style-name="Standard">3. Why do you think early movies showed AI as dangerous?</text:p>
      <text:p text:style-name="Standard">4. Find evidence in the text showing that modern AI portrayals are more complex.</text:p>
      <text:p text:style-name="Standard">5. How does the text connect movie AI to real life?</text:p>
      <text:p text:style-name="Standard"/>
      <text:p text:style-name="Standard"/>
      <text:p text:style-name="P3">Match the vocab :</text:p>
      <text:p text:style-name="Standard"><draw:frame text:anchor-type="paragraph" draw:z-index="0" draw:name="Cadre de texte 1" draw:style-name="gr1" draw:text-style-name="P4" svg:width="5.804cm" svg:height="5.358cm" svg:x="5.57cm" svg:y="0.45cm"><draw:text-box><text:p>* refléter</text:p><text:p>* menace</text:p><text:p>* équilibrer</text:p><text:p>* représentation</text:p><text:p>* déclencher</text:p><text:p>* défaut</text:p><text:p>* craindre</text:p><text:p>* conscient de soi</text:p><text:p>* soulever (une question)</text:p><text:p>* évoluer</text:p></draw:text-box></draw:frame></text:p>
      <text:p text:style-name="Standard">* to shift</text:p>
      <text:p text:style-name="Standard">* to fear</text:p>
      <text:p text:style-name="Standard">* threat</text:p>
      <text:p text:style-name="Standard">* self-aware</text:p>
      <text:p text:style-name="Standard">* to launch</text:p>
      <text:p text:style-name="Standard">* to raise</text:p>
      <text:p text:style-name="Standard">* to mirror</text:p>
      <text:p text:style-name="Standard">* flaw</text:p>
      <text:p text:style-name="Standard">* to balance</text:p>
      <text:p text:style-name="Standard">* portray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2:16:28.884232621</meta:creation-date>
    <dc:date>2024-11-14T12:50:39.809117416</dc:date>
    <meta:editing-duration>PT24M9S</meta:editing-duration>
    <meta:editing-cycles>4</meta:editing-cycles>
    <meta:generator>LibreOffice/7.3.7.2$Linux_X86_64 LibreOffice_project/30$Build-2</meta:generator>
    <meta:document-statistic meta:table-count="0" meta:image-count="0" meta:object-count="0" meta:page-count="1" meta:paragraph-count="23" meta:word-count="279" meta:character-count="1741" meta:non-whitespace-character-count="1485"/>
  </office:meta>
</office:document-meta>
</file>